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roxima novaregular" svg:font-family="'proxima novaregular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3"/>
    <style:style style:name="P4" style:family="paragraph" style:parent-style-name="Text_20_body" style:list-style-name="L2">
      <style:paragraph-properties fo:margin-left="0in" fo:margin-right="0in" fo:margin-top="0in" fo:margin-bottom="0in" fo:line-height="160%" fo:text-align="start" style:justify-single-word="false" fo:orphans="2" fo:widows="2" fo:text-indent="0in" style:auto-text-indent="false" fo:background-color="transparent" fo:padding="0in" fo:border="none">
        <style:background-image/>
      </style:paragraph-properties>
    </style:style>
    <style:style style:name="P5" style:family="paragraph" style:parent-style-name="Text_20_body" style:list-style-name="L2">
      <style:paragraph-properties fo:margin-left="0in" fo:margin-right="0in" fo:margin-top="0in" fo:margin-bottom="0in" fo:line-height="160%" fo:text-align="center" style:justify-single-word="false" fo:orphans="2" fo:widows="2" fo:text-indent="0in" style:auto-text-indent="false" fo:background-color="transparent" fo:padding="0in" fo:border="none">
        <style:background-image/>
      </style:paragraph-properties>
    </style:style>
    <style:style style:name="P6" style:family="paragraph" style:parent-style-name="Text_20_body" style:list-style-name="L2">
      <style:paragraph-properties fo:margin-left="0in" fo:margin-right="0in" fo:margin-top="0in" fo:margin-bottom="0in" fo:line-height="160%" fo:text-align="center" style:justify-single-word="false" fo:orphans="2" fo:widows="2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text-line-through-style="none" style:font-name="proxima novaregular" fo:font-size="14pt" fo:letter-spacing="normal" fo:language="zxx" fo:country="none" fo:font-style="normal" style:text-underline-style="none" fo:font-weight="normal" style:text-blinking="false" fo:background-color="transparent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2">
      <style:paragraph-properties fo:margin-left="0in" fo:margin-right="0in" fo:margin-top="0in" fo:margin-bottom="0in" fo:line-height="160%" fo:text-align="start" style:justify-single-word="false" fo:orphans="2" fo:widows="2" fo:text-indent="0in" style:auto-text-indent="false" fo:background-color="transparent" fo:padding="0in" fo:border="none">
        <style:background-image/>
      </style:paragraph-properties>
    </style:style>
    <style:style style:name="T1" style:family="text">
      <style:text-properties fo:font-variant="normal" fo:text-transform="none" fo:color="#444444" style:text-line-through-style="none" style:font-name="proxima novaregular" fo:font-size="10.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444444" style:text-line-through-style="none" style:font-name="proxima novaregular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3" style:family="text">
      <style:text-properties fo:font-variant="normal" fo:text-transform="none" fo:color="#444444" style:text-line-through-style="none" style:font-name="proxima novaregular" fo:font-size="9.75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444444" style:font-name="proxima novaregular" fo:font-size="9.75pt" fo:letter-spacing="normal" fo:font-style="normal" style:text-underline-style="none" fo:font-weight="normal" fo:background-color="transparen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960020479970763276" text:style-name="L1">
        <text:list-item>
          <text:p text:style-name="P7">MACHINE LEARNING</text:p>
          <text:list>
            <text:list-item>
              <text:p text:style-name="P7">Supervised Learning.</text:p>
              <text:list>
                <text:list-item>
                  <text:p text:style-name="P7">Classification</text:p>
                </text:list-item>
                <text:list-item>
                  <text:p text:style-name="P7">Regression</text:p>
                </text:list-item>
              </text:list>
            </text:list-item>
            <text:list-item>
              <text:p text:style-name="P7">Unsupervised</text:p>
            </text:list-item>
            <text:list-item>
              <text:p text:style-name="P7">Reinforcement</text:p>
            </text:list-item>
          </text:list>
          <text:p text:style-name="P7"/>
        </text:list-item>
        <text:list-item>
          <text:p text:style-name="P7">DEEP LEARNING</text:p>
        </text:list-item>
      </text:list>
      <text:p text:style-name="P1"><text:a xlink:type="simple" xlink:href="https://www.upgrad.com/blog/types-of-artificial-intelligence-algorithms/#1_Classification_Algorithms" text:style-name="Internet_20_link" text:visited-style-name="Visited_20_Internet_20_Link"><text:span text:style-name="T1"/></text:a></text:p>
      <text:p text:style-name="P2"><text:a xlink:type="simple" xlink:href="https://www.upgrad.com/blog/types-of-artificial-intelligence-algorithms/#1_Classification_Algorithms" text:style-name="Internet_20_link" text:visited-style-name="Visited_20_Internet_20_Link"><text:span text:style-name="T2">Classification Algorithms</text:span></text:a></text:p>
      <text:list xml:id="list8835191823936681629" text:style-name="L2">
        <text:list-item>
          <text:list>
            <text:list-header>
              <text:p text:style-name="P8"><text:a xlink:type="simple" xlink:href="https://www.upgrad.com/blog/types-of-artificial-intelligence-algorithms/#_a_Naive_Bayes" text:style-name="Internet_20_link" text:visited-style-name="Visited_20_Internet_20_Link"><text:span text:style-name="T3">a) Naive Bayes</text:span></text:a></text:p>
              <text:p text:style-name="P4"><text:a xlink:type="simple" xlink:href="https://www.upgrad.com/blog/types-of-artificial-intelligence-algorithms/#_b_Decision_Tree" text:style-name="Internet_20_link" text:visited-style-name="Visited_20_Internet_20_Link"><text:span text:style-name="T3">b) Decision Tree</text:span></text:a></text:p>
              <text:p text:style-name="P4"><text:a xlink:type="simple" xlink:href="https://www.upgrad.com/blog/types-of-artificial-intelligence-algorithms/#_c_Random_Forest" text:style-name="Internet_20_link" text:visited-style-name="Visited_20_Internet_20_Link"><text:span text:style-name="T3">c) Random Forest</text:span></text:a></text:p>
              <text:p text:style-name="P4"><text:a xlink:type="simple" xlink:href="https://www.upgrad.com/blog/types-of-artificial-intelligence-algorithms/#_d_Support_Vector_Machines" text:style-name="Internet_20_link" text:visited-style-name="Visited_20_Internet_20_Link"><text:span text:style-name="T3">d) Support Vector Machines</text:span></text:a></text:p>
              <text:p text:style-name="P4"><text:a xlink:type="simple" xlink:href="https://www.upgrad.com/blog/types-of-artificial-intelligence-algorithms/#_e_K_Nearest_Neighbours" text:style-name="Internet_20_link" text:visited-style-name="Visited_20_Internet_20_Link"><text:span text:style-name="T3">e) K Nearest Neighbours</text:span></text:a></text:p>
            </text:list-header>
          </text:list>
          <text:p text:style-name="P5"><text:a xlink:type="simple" xlink:href="https://www.upgrad.com/blog/types-of-artificial-intelligence-algorithms/#2_Regression_Algorithms" text:style-name="Internet_20_link" text:visited-style-name="Visited_20_Internet_20_Link"><text:span text:style-name="T2">Regression Algorithms</text:span></text:a></text:p>
          <text:list text:continue-numbering="true">
            <text:list-header>
              <text:p text:style-name="P4"><text:a xlink:type="simple" xlink:href="https://www.upgrad.com/blog/types-of-artificial-intelligence-algorithms/#_a_Linear_regression" text:style-name="Internet_20_link" text:visited-style-name="Visited_20_Internet_20_Link"><text:span text:style-name="T3">a) Linear regression</text:span></text:a></text:p>
              <text:p text:style-name="P4"><text:a xlink:type="simple" xlink:href="https://www.upgrad.com/blog/types-of-artificial-intelligence-algorithms/#_b_Lasso_Regression" text:style-name="Internet_20_link" text:visited-style-name="Visited_20_Internet_20_Link"><text:span text:style-name="T3">b) Lasso Regression</text:span></text:a></text:p>
              <text:p text:style-name="P4"><text:a xlink:type="simple" xlink:href="https://www.upgrad.com/blog/types-of-artificial-intelligence-algorithms/#_c_Logistic_Regression" text:style-name="Internet_20_link" text:visited-style-name="Visited_20_Internet_20_Link"><text:span text:style-name="T3">c) Logistic Regression</text:span></text:a></text:p>
              <text:p text:style-name="P4"><text:a xlink:type="simple" xlink:href="https://www.upgrad.com/blog/types-of-artificial-intelligence-algorithms/#_d_Multivariate_Regression" text:style-name="Internet_20_link" text:visited-style-name="Visited_20_Internet_20_Link"><text:span text:style-name="T3">d) Multivariate Regression</text:span></text:a></text:p>
              <text:p text:style-name="P4"><text:a xlink:type="simple" xlink:href="https://www.upgrad.com/blog/types-of-artificial-intelligence-algorithms/#_e_Multiple_Regression_Algorithm" text:style-name="Internet_20_link" text:visited-style-name="Visited_20_Internet_20_Link"><text:span text:style-name="T3">e) Multiple Regression Algorithm</text:span></text:a></text:p>
            </text:list-header>
          </text:list>
          <text:p text:style-name="P5"><text:a xlink:type="simple" xlink:href="https://www.upgrad.com/blog/types-of-artificial-intelligence-algorithms/#3_Clustering_Algorithms" text:style-name="Internet_20_link" text:visited-style-name="Visited_20_Internet_20_Link"><text:span text:style-name="T2">Clustering Algorithms</text:span></text:a></text:p>
          <text:list text:continue-numbering="true">
            <text:list-header>
              <text:p text:style-name="P4"><text:a xlink:type="simple" xlink:href="https://www.upgrad.com/blog/types-of-artificial-intelligence-algorithms/#_a_K-Means_Clustering" text:style-name="Internet_20_link" text:visited-style-name="Visited_20_Internet_20_Link"><text:span text:style-name="T3">a) K-Means Clustering</text:span></text:a></text:p>
              <text:p text:style-name="P4"><text:a xlink:type="simple" xlink:href="https://www.upgrad.com/blog/types-of-artificial-intelligence-algorithms/#_b_Fuzzy_C-means_Algorithm" text:style-name="Internet_20_link" text:visited-style-name="Visited_20_Internet_20_Link"><text:span text:style-name="T3">b) Fuzzy C-means Algorithm</text:span></text:a></text:p>
              <text:p text:style-name="P4"><text:a xlink:type="simple" xlink:href="https://www.upgrad.com/blog/types-of-artificial-intelligence-algorithms/#_c_Expectation-Maximisation_EM_Algorithm" text:style-name="Internet_20_link" text:visited-style-name="Visited_20_Internet_20_Link"><text:span text:style-name="T3">c) Expectation-Maximisation (EM) Algorithm</text:span></text:a></text:p>
              <text:p text:style-name="P4"><text:a xlink:type="simple" xlink:href="https://www.upgrad.com/blog/types-of-artificial-intelligence-algorithms/#_d_Hierarchical_Clustering_Algorithm" text:style-name="Internet_20_link" text:visited-style-name="Visited_20_Internet_20_Link"><text:span text:style-name="T4">d) Hierarchical Clustering Algorithm</text:span></text:a></text:p>
            </text:list-header>
          </text:list>
          <text:p text:style-name="P6">Neural Network</text:p>
        </text:list-item>
      </text:list>
      <text:list xml:id="list5168597658279193025" text:style-name="L3">
        <text:list-item>
          <text:p text:style-name="P3">Convolutional Neural Networks (CNNs)</text:p>
        </text:list-item>
        <text:list-item>
          <text:p text:style-name="P3">Long Short Term Memory Networks (LSTMs)</text:p>
        </text:list-item>
        <text:list-item>
          <text:p text:style-name="P3">Recurrent Neural Networks (RNNs)</text:p>
        </text:list-item>
        <text:list-item>
          <text:p text:style-name="P3">Generative Adversarial Networks (GANs)</text:p>
        </text:list-item>
        <text:list-item>
          <text:p text:style-name="P3">Radial Basis Function Networks (RBFNs)</text:p>
        </text:list-item>
        <text:list-item>
          <text:p text:style-name="P3">Multi layer Perceptrons (MLPs)</text:p>
        </text:list-item>
        <text:list-item>
          <text:p text:style-name="P3">Self Organizing Maps (SOMs)</text:p>
        </text:list-item>
        <text:list-item>
          <text:p text:style-name="P3">Deep Belief Networks (DBNs)</text:p>
        </text:list-item>
        <text:list-item>
          <text:p text:style-name="P3">Restricted Boltzmann Machines( RBMs)</text:p>
        </text:list-item>
        <text:list-item>
          <text:p text:style-name="P3">Autoencod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roxima novaregular" svg:font-family="'proxima novaregular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7T15:49:59.40</meta:creation-date>
    <meta:editing-duration>PT39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2" meta:paragraph-count="35" meta:word-count="140" meta:character-count="886"/>
    <dc:date>2021-12-07T15:50:36.26</dc:date>
  </office:meta>
</office:document-meta>
</file>